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3pt" style:font-size-asian="13pt" style:font-size-complex="13pt"/>
    </style:style>
    <style:style style:name="P2" style:family="paragraph" style:parent-style-name="Standard">
      <style:text-properties fo:color="#009999"/>
    </style:style>
    <style:style style:name="P3" style:family="paragraph" style:parent-style-name="Standard">
      <style:text-properties fo:color="#009999" fo:font-size="15pt" style:font-size-asian="15pt" style:font-size-complex="15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color="#1c1c1c"/>
    </style:style>
    <style:style style:name="P6" style:family="paragraph" style:parent-style-name="Standard" style:master-page-name="">
      <style:paragraph-properties style:page-number="auto" style:shadow="none"/>
    </style:style>
    <style:style style:name="P7" style:family="paragraph" style:parent-style-name="Standard">
      <style:text-properties fo:color="#111111" fo:font-size="12pt" style:font-size-asian="12pt" style:font-size-complex="12pt"/>
    </style:style>
    <style:style style:name="P8" style:family="paragraph" style:parent-style-name="Standard">
      <style:text-properties fo:color="#009999"/>
    </style:style>
    <style:style style:name="P9" style:family="paragraph" style:parent-style-name="Standard">
      <style:text-properties fo:color="#009999" fo:font-size="12pt" style:font-size-asian="12pt" style:font-size-complex="12pt"/>
    </style:style>
    <style:style style:name="P10" style:family="paragraph" style:parent-style-name="Standard">
      <style:text-properties fo:color="#1c1c1c" fo:font-size="12pt" style:font-size-asian="12pt" style:font-size-complex="12pt"/>
    </style:style>
    <style:style style:name="P11" style:family="paragraph">
      <style:paragraph-properties fo:text-align="center"/>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color="#00cccc"/>
    </style:style>
    <style:style style:name="T4" style:family="text">
      <style:text-properties fo:color="#009999"/>
    </style:style>
    <style:style style:name="T5" style:family="text">
      <style:text-properties fo:color="#009999" fo:font-size="24pt" style:font-size-asian="24pt" style:font-size-complex="24pt"/>
    </style:style>
    <style:style style:name="T6" style:family="text">
      <style:text-properties fo:color="#009999" fo:font-size="12pt" style:font-size-asian="12pt" style:font-size-complex="12pt"/>
    </style:style>
    <style:style style:name="T7" style:family="text">
      <style:text-properties fo:color="#111111" fo:font-size="12pt" style:font-size-asian="12pt" style:font-size-complex="12pt"/>
    </style:style>
    <style:style style:name="T8" style:family="text">
      <style:text-properties fo:color="#111111" fo:font-size="12pt" style:text-underline-style="none" style:font-size-asian="12pt" style:font-size-complex="12pt"/>
    </style:style>
    <style:style style:name="T9" style:family="text">
      <style:text-properties fo:color="#1c1c1c"/>
    </style:style>
    <style:style style:name="gr1" style:family="graphic">
      <style:graphic-properties svg:stroke-width="0.035cm" svg:stroke-color="#009999"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Jude Augustine Job </text:span><text:span text:style-name="T1"><text:s/></text:span><text:s text:c="46"/><text:span text:style-name="T2"><text:s/></text:span><text:span text:style-name="T7">Chennai, TN, India</text:span></text:p>
      <text:p text:style-name="P7"><text:s text:c="114"/>+91-7358323186</text:p>
      <text:p text:style-name="P6"><text:span text:style-name="T7"><text:s text:c="42"/><text:tab/><text:tab/><text:tab/><text:tab/><text:tab/><text:tab/> <text:s text:c="2"/></text:span><text:a xlink:type="simple" xlink:href="mailto:judeaugustinej@gmail.com" text:style-name="Internet_20_link" text:visited-style-name="Visited_20_Internet_20_Link"><text:span text:style-name="T8">judeaugustinej@gmail.com</text:span></text:a></text:p>
      <text:p text:style-name="Standard"><text:span text:style-name="T7"><text:s text:c="100"/></text:span><text:span text:style-name="T8"><text:s text:c="2"/></text:span></text:p>
      <text:p text:style-name="P1">I started writing code in school, then completed Bachelors in Electronic and Communication. My outlook towards programming completely changed after learning Python. The language provides me an elegant and concise syntax to express my solutions.</text:p>
      <text:p text:style-name="P1"/>
      <text:p text:style-name="P1">I code, test, build and deploy web-app primarily in python. I enjoy contributing code to open source and teaching new developers how to code.</text:p>
      <text:p text:style-name="P4"><draw:line text:anchor-type="paragraph" draw:z-index="0" draw:style-name="gr1" draw:text-style-name="P11" svg:x1="-0.019cm" svg:y1="0.413cm" svg:x2="17.047cm" svg:y2="0.413cm"><text:p/></draw:line></text:p>
      <text:p text:style-name="P3">Technical Skills</text:p>
      <text:p text:style-name="Standard"><text:s text:c="25"/>Languages <text:s text:c="22"/>Python</text:p>
      <text:p text:style-name="Standard"><text:s text:c="25"/>Framework/Libraries <text:s text:c="5"/>Django, Tornado, SqlAlchemy</text:p>
      <text:p text:style-name="Standard"><text:s text:c="25"/>DevOps <text:s text:c="26"/>Jenkins, TravisCI, Salt-Stack, Docker, Kubernetes.</text:p>
      <text:p text:style-name="Standard"><text:s text:c="25"/>Database <text:s text:c="24"/>Postgres, Influx, MongoDB</text:p>
      <text:p text:style-name="Standard"><text:s text:c="25"/>Others <text:s text:c="28"/>OpenStack, Git, Heroku</text:p>
      <text:p text:style-name="Standard"><draw:line text:anchor-type="paragraph" draw:z-index="1" draw:style-name="gr1" draw:text-style-name="P11" svg:x1="0.06cm" svg:y1="0.164cm" svg:x2="17.02cm" svg:y2="0.138cm"><text:p/></draw:line></text:p>
      <text:p text:style-name="P3">Work Experience <text:s/></text:p>
      <text:p text:style-name="Standard"><text:s/><text:span text:style-name="T9"><text:s text:c="28"/></text:span><text:span text:style-name="T4">Python Developer – HCL-CODC</text:span><text:span text:style-name="T9"> </text:span><text:span text:style-name="T3"><text:s/></text:span><text:s text:c="37"/><text:span text:style-name="T4">Feb 2016- Current</text:span></text:p>
      <text:p text:style-name="Standard"><text:s text:c="30"/>python, tornado, mongoDB, postgres, stalt-stack, Docker</text:p>
      <text:p text:style-name="Standard"/>
      <text:p text:style-name="Standard"><text:s text:c="29"/>I was build backend to monitor and manage Content-Delivery-Network.</text:p>
      <text:p text:style-name="Standard"><text:s text:c="29"/>The backed consisted of many micro-service architecture based web-apps</text:p>
      <text:p text:style-name="Standard"><text:s text:c="29"/>written in python.</text:p>
      <text:p text:style-name="Standard"/>
      <text:p text:style-name="Standard"><text:s text:c="28"/>My primary role was to implement features, bug-fixes and prepare-boiler-plate </text:p>
      <text:p text:style-name="Standard"><text:s text:c="28"/>code for the micro-services. Some of apps used both sql and nsql data-stores.</text:p>
      <text:p text:style-name="Standard"><text:s text:c="23"/></text:p>
      <text:p text:style-name="Standard"><text:s text:c="28"/>Once the coding was done, I had to write unit and integration test using unittest <text:s text:c="31"/></text:p>
      <text:p text:style-name="Standard"><text:s text:c="29"/>and py-test <text:s/>framework and create a jenkins job to support CI. </text:p>
      <text:p text:style-name="Standard"><text:s text:c="29"/>The apps were containerized using docker and deployed <text:s/>in kubernetes <text:s text:c="32"/></text:p>
      <text:p text:style-name="Standard"><text:s text:c="29"/>cluster and managed using salt-stack.</text:p>
      <text:p text:style-name="Standard"><draw:line text:anchor-type="paragraph" draw:z-index="2" draw:style-name="gr1" draw:text-style-name="P11" svg:x1="2.944cm" svg:y1="0.27cm" svg:x2="17.046cm" svg:y2="0.217cm"><text:p/></draw:line></text:p>
      <text:p text:style-name="Standard"><text:s text:c="29"/><text:span text:style-name="T4">Software Engineer – HCL <text:s text:c="49"/>Feb 2015 to Jan 2016</text:span></text:p>
      <text:p text:style-name="Standard"><text:s text:c="30"/>python, openstack, ansible</text:p>
      <text:p text:style-name="Standard"/>
      <text:p text:style-name="Standard"><text:s text:c="30"/>Providing Bug-Fixes to Openstack. My contribution to openstack began with </text:p>
      <text:p text:style-name="Standard"><text:s text:c="30"/>documentation and then to api of python-openstackclient and keystone.</text:p>
      <text:p text:style-name="Standard"><text:s text:c="30"/>(<text:a xlink:type="simple" xlink:href="http://stackalytics.com/?release=all&amp;user_id=judeopenstack@gmail.com" text:style-name="Internet_20_link" text:visited-style-name="Visited_20_Internet_20_Link">http://stackalytics.com/?release=all&amp;user_id=judeopenstack@gmail.com</text:a>)</text:p>
      <text:p text:style-name="Standard"/>
      <text:p text:style-name="Standard"><text:s text:c="30"/>I wrote ansible-role to install chefdk</text:p>
      <text:p text:style-name="Standard"><text:s text:c="29"/>(https://github.com/judeaugustinej/ansible-role-chefdk)</text:p>
      <text:p text:style-name="Standard"><text:s text:c="30"/>and chef-cook book to install vagrant</text:p>
      <text:p text:style-name="Standard"><text:s text:c="30"/>(<text:a xlink:type="simple" xlink:href="https://github.com/judeaugustinej/chef-vagrant" text:style-name="Internet_20_link" text:visited-style-name="Visited_20_Internet_20_Link">https://github.com/judeaugustinej/chef-vagrant</text:a>)</text:p>
      <text:p text:style-name="Standard"/>
      <text:p text:style-name="Standard"/>
      <text:p text:style-name="Standard"/>
      <text:p text:style-name="Standard"/>
      <text:p text:style-name="Standard"/>
      <text:p text:style-name="P2"><text:soft-page-break/></text:p>
      <text:p text:style-name="P2"><text:s text:c="27"/>Graduate Apprentice Trainee – C-DOT <text:s text:c="29"/>Aug 2013 to Aug 2014</text:p>
      <text:p text:style-name="Standard"><text:s text:c="27"/>I was manual test-engineer, testing a surveillance project which was used</text:p>
      <text:p text:style-name="Standard"><text:s text:c="27"/>by Government of India.</text:p>
      <text:p text:style-name="Standard"><text:s text:c="27"/>Here I was to install, configure and update Linux servers.</text:p>
      <text:p text:style-name="Standard"><draw:line text:anchor-type="paragraph" draw:z-index="3" draw:style-name="gr1" draw:text-style-name="P11" svg:x1="0.007cm" svg:y1="0.796cm" svg:x2="16.967cm" svg:y2="0.69cm"><text:p/></draw:line> <text:s text:c="26"/>Prepare test-plan, test-case and carry out integration, smoke and sanity testing.</text:p>
      <text:p text:style-name="Standard"/>
      <text:p text:style-name="P3">Projects and Interests <text:s/></text:p>
      <text:p text:style-name="P3"><text:s text:c="22"/><text:span text:style-name="T2">Blog <text:s text:c="3"/></text:span><text:a xlink:type="simple" xlink:href="mailto:pythonselenium@blogspot.in" text:style-name="Internet_20_link" text:visited-style-name="Visited_20_Internet_20_Link"><text:span text:style-name="T2">pythonselenium@blogspot.in</text:span></text:a></text:p>
      <text:p text:style-name="P10"><text:s text:c="28"/>I started this blog to <text:s/>teach user-interaction testing for web-apps using selenium.</text:p>
      <text:p text:style-name="P10"><text:s text:c="28"/>Selenium support many languages and one it is python , in this blog I taught both </text:p>
      <text:p text:style-name="P10"><draw:line text:anchor-type="paragraph" draw:z-index="4" draw:style-name="gr1" draw:text-style-name="P11" svg:x1="2.891cm" svg:y1="0.78cm" svg:x2="16.967cm" svg:y2="0.621cm"><text:p/></draw:line> <text:s text:c="27"/>python and selenium.</text:p>
      <text:p text:style-name="P10"/>
      <text:p text:style-name="P5"><text:span text:style-name="T2"><text:s text:c="28"/></text:span><text:span text:style-name="T6">Github</text:span><text:span text:style-name="T2"> <text:s/>github.com/judeaugustinej <text:s/></text:span></text:p>
      <text:p text:style-name="P10"><text:s text:c="28"/>Here I store some my pet project which I work on during my free time.</text:p>
      <text:p text:style-name="P10"><draw:line text:anchor-type="paragraph" draw:z-index="5" draw:style-name="gr1" draw:text-style-name="P11" svg:x1="0.06cm" svg:y1="0.208cm" svg:x2="16.993cm" svg:y2="0.155cm"><text:p/></draw:line></text:p>
      <text:p text:style-name="P9">Education and Personal Information</text:p>
      <text:p text:style-name="P10"/>
      <text:p text:style-name="P10">I finished my Engineering from HKBK College of Engineering, Bangalore in the year 2012.</text:p>
      <text:p text:style-name="P10">I play the drums and trumpet in my free-ti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Job</meta:initial-creator>
    <meta:creation-date>2017-06-22T22:08:53.21</meta:creation-date>
    <dc:date>2017-06-22T23:42:05.66</dc:date>
    <dc:creator>Daniel Job</dc:creator>
    <meta:editing-duration>PT43M38S</meta:editing-duration>
    <meta:editing-cycles>15</meta:editing-cycles>
    <meta:generator>OpenOffice/4.1.1$Win32 OpenOffice.org_project/411m6$Build-9775</meta:generator>
    <meta:document-statistic meta:table-count="0" meta:image-count="0" meta:object-count="0" meta:page-count="2" meta:paragraph-count="49" meta:word-count="361" meta:character-count="4231"/>
  </office:meta>
</office:document-meta>
</file>